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d4e3" officeooo:paragraph-rsid="000cd4e3" style:font-weight-asian="bold" style:font-weight-complex="bold"/>
    </style:style>
    <style:style style:name="P2" style:family="paragraph" style:parent-style-name="Standard" style:list-style-name="L1">
      <style:text-properties officeooo:paragraph-rsid="000cd4e3"/>
    </style:style>
    <style:style style:name="P3" style:family="paragraph" style:parent-style-name="Standard" style:list-style-name="L1">
      <style:text-properties officeooo:rsid="000cd4e3" officeooo:paragraph-rsid="000cd4e3"/>
    </style:style>
    <style:style style:name="P4" style:family="paragraph" style:parent-style-name="Standard" style:list-style-name="L1">
      <style:text-properties officeooo:rsid="000f705f" officeooo:paragraph-rsid="000f705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d4e3" style:font-weight-asian="normal" style:font-weight-complex="normal"/>
    </style:style>
    <style:style style:name="T3" style:family="text">
      <style:text-properties style:text-underline-style="none" fo:font-weight="normal" officeooo:rsid="000f705f" style:font-weight-asian="normal" style:font-weight-complex="normal"/>
    </style:style>
    <style:style style:name="T4" style:family="text">
      <style:text-properties style:text-underline-style="none" fo:font-weight="normal" officeooo:rsid="000f884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GitHub Terminal Commands</text:p>
      <text:p text:style-name="P1"/>
      <text:list xml:id="list5119344839454407449" text:style-name="L1">
        <text:list-item>
          <text:p text:style-name="P2"><text:span text:style-name="T2">git clone </text:span><text:a xlink:type="simple" xlink:href="https://www.github.com/burn2y/OpenAllHours" text:style-name="Internet_20_link" text:visited-style-name="Visited_20_Internet_20_Link">https://www.github.com/burn2y/OpenAllHours</text:a><text:span text:style-name="T2"> – creates a local copy of the github repository</text:span></text:p>
        </text:list-item>
        <text:list-item>
          <text:p text:style-name="P3"><text:span text:style-name="T2">g</text:span><text:span text:style-name="T1">it status – displays file</text:span><text:span text:style-name="T3">s</text:span><text:span text:style-name="T1"> in local </text:span><text:span text:style-name="T3">git </text:span><text:span text:style-name="T4">repository.</text:span><text:span text:style-name="T1"> Any files that are </text:span><text:span text:style-name="T3">displayed as </text:span><text:span text:style-name="T1">untracked will not be saved on the next commit.</text:span></text:p>
        </text:list-item>
        <text:list-item>
          <text:p text:style-name="P3"><text:span text:style-name="T1">git add </text:span><text:span text:style-name="T4">file name</text:span><text:span text:style-name="T1"> – to track files, you need to “add” them using this command. </text:span><text:span text:style-name="T3">Running git Status will now display “Changes to be committed”</text:span></text:p>
        </text:list-item>
        <text:list-item>
          <text:p text:style-name="P4"><text:span text:style-name="T1">git commit -m “Message” - This command saves all the “added” files locally and provides a message to the git commit log</text:span></text:p>
        </text:list-item>
        <text:list-item>
          <text:p text:style-name="P4"><text:span text:style-name="T1">git log – shows all of the commits since the repository was created</text:span></text:p>
        </text:list-item>
        <text:list-item>
          <text:p text:style-name="P4"><text:span text:style-name="T1">git push – saves the local repository to the remote repository at </text:span><text:a xlink:type="simple" xlink:href="https://github.com/burn2y/OpenAllHours" text:style-name="Internet_20_link" text:visited-style-name="Visited_20_Internet_20_Link">https://github.com/burn2y/OpenAllHours</text:a></text:p>
        </text:list-item>
        <text:list-item>
          <text:p text:style-name="P4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2:33:57.503873143</meta:creation-date>
    <dc:date>2018-01-31T13:02:31.072211648</dc:date>
    <meta:editing-duration>PT17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16" meta:character-count="699" meta:non-whitespace-character-count="592"/>
  </office:meta>
</office:document-meta>
</file>